
<file path=META-INF/manifest.xml><?xml version="1.0" encoding="utf-8"?>
<manifest:manifest xmlns:manifest="urn:oasis:names:tc:opendocument:xmlns:manifest:1.0">
  <manifest:file-entry manifest:full-path="/" manifest:media-type="application/vnd.oasis.opendocument.text"/>
  <manifest:file-entry manifest:full-path="mimetype" manifest:media-type=""/>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font-face-decls/>
  <office:automatic-styles/>
  <office:body>
    <office:text>
      <text:h text:outline-level="1">A Simple Test Document</text:h>
      <text:h text:outline-level="1">Chapter 1</text:h>
      <text:p>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outline-level="2">Chapter 2</text:h>
      <text:p>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h text:outline-level="3">Chapter 3</text:h>
      <text:p>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h text:outline-level="4">Chapter 4</text:h>
      <text:p>Nam liber tempor cum soluta nobis eleifend option congue nihil imperdiet doming id quod mazim placerat facer</text:p>
    </office:text>
  </office:body>
</office:document-content>
</file>

<file path=styles.xml><?xml version="1.0" encoding="utf-8"?>
<office:document-styles xmlns:chart="urn:oasis:names:tc:opendocument:xmlns:chart:1.0" xmlns:css3t="http://www.w3.org/TR/css3-text/"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font-face-decls/>
  <office:styles/>
  <office:automatic-styles/>
  <office:master-styles/>
</office:document-styles>
</file>

<file path=meta.xml><?xml version="1.0" encoding="utf-8"?>
<office:document-meta xmlns:dc="http://purl.org/dc/elements/1.1/" xmlns:grddl="http://www.w3.org/2003/g/data-view#" xmlns:meta="urn:oasis:names:tc:opendocument:xmlns:meta:1.0" xmlns:office="urn:oasis:names:tc:opendocument:xmlns:office:1.0" xmlns:ooo="http://openoffice.org/2004/office" xmlns:xlink="http://www.w3.org/1999/xlink" grddl:transformation="http://docs.oasis-open.org/office/1.2/xslt/odf2rdf.xsl">
  <office:meta>
    <meta:creation-date>2020-10-24T16:15:24.659592</meta:creation-date>
    <dc:date>2020-10-24T16:15:24.664424</dc:date>
    <meta:generator>http://pypi.python.org/pypi/ezodf2/0.1.0$Python3.7.3 (default, Jul 25 2020, 13:03:44) 
[GCC 8.3.0]</meta:generator>
    <meta:document-statistic/>
    <meta:editing-cycles>1</meta:editing-cycles>
  </office:meta>
</office:document-meta>
</file>